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00%"/>
      <style:text-properties officeooo:rsid="001cc0f3" officeooo:paragraph-rsid="001d51ef"/>
    </style:style>
    <style:style style:name="P2" style:family="paragraph" style:parent-style-name="Text_20_body" style:list-style-name="L1">
      <style:paragraph-properties fo:line-height="100%"/>
      <style:text-properties officeooo:rsid="001cc0f3" officeooo:paragraph-rsid="00214b4d"/>
    </style:style>
    <style:style style:name="P3" style:family="paragraph" style:parent-style-name="Text_20_body" style:list-style-name="L1">
      <style:paragraph-properties fo:line-height="100%"/>
      <style:text-properties officeooo:rsid="001cc0f3" officeooo:paragraph-rsid="001cc0f3"/>
    </style:style>
    <style:style style:name="P4" style:family="paragraph" style:parent-style-name="Text_20_body" style:list-style-name="L1">
      <style:paragraph-properties fo:line-height="100%"/>
      <style:text-properties officeooo:rsid="001d51ef" officeooo:paragraph-rsid="001d51ef"/>
    </style:style>
    <style:style style:name="P5" style:family="paragraph" style:parent-style-name="Text_20_body">
      <style:paragraph-properties fo:line-height="100%"/>
      <style:text-properties officeooo:rsid="001d51ef" officeooo:paragraph-rsid="001d51ef"/>
    </style:style>
    <style:style style:name="P6" style:family="paragraph" style:parent-style-name="Text_20_body">
      <style:text-properties officeooo:rsid="001df247" officeooo:paragraph-rsid="001df247"/>
    </style:style>
    <style:style style:name="P7" style:family="paragraph" style:parent-style-name="Text_20_body" style:list-style-name="L2">
      <style:text-properties officeooo:rsid="001df247" officeooo:paragraph-rsid="001df247"/>
    </style:style>
    <style:style style:name="P8" style:family="paragraph" style:parent-style-name="Text_20_body">
      <style:text-properties officeooo:rsid="001df247" officeooo:paragraph-rsid="001e505e"/>
    </style:style>
    <style:style style:name="P9" style:family="paragraph" style:parent-style-name="Text_20_body" style:list-style-name="L1">
      <style:paragraph-properties fo:line-height="100%"/>
      <style:text-properties officeooo:rsid="001df247" officeooo:paragraph-rsid="001df247"/>
    </style:style>
    <style:style style:name="P10" style:family="paragraph" style:parent-style-name="Text_20_body" style:list-style-name="L2">
      <style:text-properties officeooo:rsid="001e505e" officeooo:paragraph-rsid="001e505e"/>
    </style:style>
    <style:style style:name="P11" style:family="paragraph" style:parent-style-name="Text_20_body">
      <style:text-properties officeooo:rsid="001e505e" officeooo:paragraph-rsid="001e505e"/>
    </style:style>
    <style:style style:name="P12" style:family="paragraph" style:parent-style-name="Text_20_body">
      <style:text-properties officeooo:rsid="001f48a8" officeooo:paragraph-rsid="001f48a8"/>
    </style:style>
    <style:style style:name="P13" style:family="paragraph" style:parent-style-name="Text_20_body" style:list-style-name="L1">
      <style:paragraph-properties fo:line-height="100%"/>
      <style:text-properties fo:language="zxx" fo:country="none" officeooo:rsid="001d51ef" officeooo:paragraph-rsid="001d51ef" style:language-asian="zxx" style:country-asian="none" style:language-complex="zxx" style:country-complex="none"/>
    </style:style>
    <style:style style:name="P14" style:family="paragraph" style:parent-style-name="Text_20_body" style:list-style-name="L2">
      <style:text-properties officeooo:rsid="0024c6a3" officeooo:paragraph-rsid="0024c6a3"/>
    </style:style>
    <style:style style:name="P15" style:family="paragraph" style:parent-style-name="Text_20_body" style:list-style-name="L1">
      <style:paragraph-properties fo:line-height="100%"/>
      <style:text-properties officeooo:rsid="0027fa25" officeooo:paragraph-rsid="0027fa25"/>
    </style:style>
    <style:style style:name="P16" style:family="paragraph" style:parent-style-name="Footer">
      <style:text-properties officeooo:rsid="001e505e" officeooo:paragraph-rsid="001e505e"/>
    </style:style>
    <style:style style:name="P17" style:family="paragraph" style:parent-style-name="Subtitle">
      <style:text-properties officeooo:rsid="001cc0f3" officeooo:paragraph-rsid="001cc0f3"/>
    </style:style>
    <style:style style:name="P18" style:family="paragraph" style:parent-style-name="Title" style:master-page-name="First_20_Page">
      <style:paragraph-properties style:page-number="auto"/>
      <style:text-properties officeooo:rsid="001cc0f3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1cc0f3" officeooo:paragraph-rsid="001cc0f3"/>
    </style:style>
    <style:style style:name="P21" style:family="paragraph" style:parent-style-name="Heading_20_2">
      <style:text-properties officeooo:rsid="001cc0f3" officeooo:paragraph-rsid="001e505e"/>
    </style:style>
    <style:style style:name="P22" style:family="paragraph" style:parent-style-name="Heading_20_2" style:list-style-name="">
      <style:paragraph-properties fo:line-height="100%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d51ef"/>
    </style:style>
    <style:style style:name="T2" style:family="text">
      <style:text-properties officeooo:rsid="001df247"/>
    </style:style>
    <style:style style:name="T3" style:family="text">
      <style:text-properties officeooo:rsid="001f48a8"/>
    </style:style>
    <style:style style:name="T4" style:family="text">
      <style:text-properties officeooo:rsid="0024192a"/>
    </style:style>
    <style:style style:name="T5" style:family="text">
      <style:text-properties officeooo:rsid="00265b5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rkplan Wonencorp</text:p>
      <text:p text:style-name="P17">door Sander Buruma</text:p>
      <text:p text:style-name="P17">aka Cubit32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4">Table of Contents</text:p>
          </text:index-title>
          <text:p text:style-name="P26"><text:a xlink:type="simple" xlink:href="#__RefHeading___Toc106_7172145" text:style-name="Index_20_Link" text:visited-style-name="Index_20_Link">1. Opzet van de SQL Database<text:tab/>3</text:a></text:p>
          <text:p text:style-name="P25"><text:a xlink:type="simple" xlink:href="#__RefHeading___Toc108_7172145" text:style-name="Index_20_Link" text:visited-style-name="Index_20_Link">a. Woningen<text:tab/>3</text:a></text:p>
          <text:p text:style-name="P25"><text:a xlink:type="simple" xlink:href="#__RefHeading___Toc215_7172145" text:style-name="Index_20_Link" text:visited-style-name="Index_20_Link">b. Bronnen<text:tab/>4</text:a></text:p>
          <text:p text:style-name="P26"><text:a xlink:type="simple" xlink:href="#__RefHeading___Toc233_7172145" text:style-name="Index_20_Link" text:visited-style-name="Index_20_Link">2. Frontend &amp; Styling<text:tab/>5</text:a></text:p>
        </text:index-body>
      </text:table-of-content>
      <text:p text:style-name="Frame_20_contents"/>
      <text:h text:style-name="P20" text:outline-level="1"><text:bookmark-start text:name="__RefHeading___Toc106_7172145"/>1. Opzet van de SQL Database<text:bookmark-end text:name="__RefHeading___Toc106_7172145"/></text:h>
      <text:p text:style-name="P11">De Woningen en Bronnen tabellen moeten regelmatig worden geupdate. Huidig idee: elk uur.</text:p>
      <text:h text:style-name="P21" text:outline-level="2"><text:bookmark-start text:name="__RefHeading___Toc108_7172145"/>a. Woningen<text:bookmark-end text:name="__RefHeading___Toc108_7172145"/></text:h>
      <text:p text:style-name="P8">De hoofdtabel waarin het totale samengestelde aanbod in wordt samengesteld</text:p>
      <text:p text:style-name="P5">Velden met een asterisk zijn verplicht, de rest moet null kunnen zijn.</text:p>
      <text:list xml:id="list713389398550219595" text:style-name="L1">
        <text:list-item>
          <text:p text:style-name="P3">*ID (<text:span text:style-name="T1">int:</text:span>primary key)</text:p>
        </text:list-item>
        <text:list-item>
          <text:p text:style-name="P15">Titel</text:p>
        </text:list-item>
        <text:list-item>
          <text:p text:style-name="P1">*Straat <text:span text:style-name="T1">(varchar)</text:span></text:p>
        </text:list-item>
        <text:list-item>
          <text:p text:style-name="P1">*Huisnummer <text:span text:style-name="T1">(varchar)</text:span></text:p>
        </text:list-item>
        <text:list-item>
          <text:p text:style-name="P1">*Postcode <text:span text:style-name="T1">(varchar)</text:span></text:p>
        </text:list-item>
        <text:list-item>
          <text:p text:style-name="P1">*Woonplaats <text:span text:style-name="T1">(varchar)</text:span></text:p>
        </text:list-item>
        <text:list-item>
          <text:p text:style-name="P1">Bijvoegsel <text:span text:style-name="T1">(varchar)</text:span></text:p>
        </text:list-item>
        <text:list-item>
          <text:p text:style-name="P2">*Huurwoning (bool)</text:p>
        </text:list-item>
        <text:list-item>
          <text:p text:style-name="P3">*Prijs (p/m euro huur of koopprijs)</text:p>
        </text:list-item>
        <text:list-item>
          <text:p text:style-name="P3">*Apartement, Huis, Parkeerplaats <text:span text:style-name="T1">(varchar)</text:span></text:p>
        </text:list-item>
        <text:list-item>
          <text:p text:style-name="P3">*<text:span text:style-name="T3">H</text:span>oofdfoto <text:span text:style-name="T1">(varchar:link)</text:span></text:p>
        </text:list-item>
        <text:list-item>
          <text:p text:style-name="P3">Oppervlakte <text:span text:style-name="T1">in m2 (int)</text:span></text:p>
        </text:list-item>
        <text:list-item>
          <text:p text:style-name="P3">Kamers <text:span text:style-name="T1">(int)</text:span></text:p>
        </text:list-item>
        <text:list-item>
          <text:p text:style-name="P4">Slaapkamers (int)</text:p>
        </text:list-item>
        <text:list-item>
          <text:p text:style-name="P13">Parkeerplaats <text:span text:style-name="T3">(bool)</text:span></text:p>
        </text:list-item>
        <text:list-item>
          <text:p text:style-name="P4">Beschikbaar per <text:span text:style-name="T3">(date)</text:span></text:p>
        </text:list-item>
        <text:list-item>
          <text:p text:style-name="P3">Gestoffeerd (?bool)</text:p>
        </text:list-item>
        <text:list-item>
          <text:p text:style-name="P4">Bron (<text:span text:style-name="T2">ID:referencekey in nieuwe tabel</text:span>)</text:p>
        </text:list-item>
        <text:list-item>
          <text:p text:style-name="P4">Link naar originele advertentie <text:span text:style-name="T2">(varchar)</text:span></text:p>
        </text:list-item>
        <text:list-item>
          <text:p text:style-name="P9">Actief of niet (bool:of de advertentie nog bestaat)</text:p>
        </text:list-item>
      </text:list>
      <text:h text:style-name="P22" text:outline-level="2"/>
      <text:h text:style-name="P23" text:outline-level="2"><text:bookmark-start text:name="__RefHeading___Toc215_7172145"/>b. <text:span text:style-name="T2">Bronnen</text:span><text:bookmark-end text:name="__RefHeading___Toc215_7172145"/></text:h>
      <text:p text:style-name="P6">De bedrijven / websites vanwaar het aanbod wordt samengesteld</text:p>
      <text:list xml:id="list7770333017181816671" text:style-name="L2">
        <text:list-item>
          <text:p text:style-name="P7">ID (<text:span text:style-name="T3">int:</text:span>primary key)</text:p>
        </text:list-item>
        <text:list-item>
          <text:p text:style-name="P7">Naam (varchar)</text:p>
        </text:list-item>
        <text:list-item>
          <text:p text:style-name="P7">Link website (varchar)</text:p>
        </text:list-item>
        <text:list-item>
          <text:p text:style-name="P7">Aantal Actieve <text:span text:style-name="T4">Woningen</text:span> (int)</text:p>
        </text:list-item>
        <text:list-item>
          <text:p text:style-name="P14"><text:span text:style-name="T5">S</text:span>ymbool (varchar:link)</text:p>
        </text:list-item>
        <text:list-item>
          <text:p text:style-name="P10">Totaal aantal kamers (int)</text:p>
        </text:list-item>
      </text:list>
      <text:h text:style-name="P19" text:outline-level="1"><text:bookmark-start text:name="__RefHeading___Toc233_7172145"/>2. Frontend &amp; Styling<text:bookmark-end text:name="__RefHeading___Toc233_7172145"/></text:h>
      <text:p text:style-name="P12">Corpowonen behoort een uitstraling te hebben die een indruk van professionaliteit en gezelligheid geeft, iets wat je wil vinden in je toekomstige wo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99"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505e" officeooo:paragraph-rsid="001e50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9:33:28.433000000</meta:creation-date>
    <meta:generator>LibreOffice/4.4.4.3$Windows_x86 LibreOffice_project/2c39ebcf046445232b798108aa8a7e7d89552ea8</meta:generator>
    <dc:date>2019-11-08T23:09:02.672000000</dc:date>
    <meta:editing-duration>PT45M6S</meta:editing-duration>
    <meta:editing-cycles>7</meta:editing-cycles>
    <meta:document-statistic meta:table-count="0" meta:image-count="0" meta:object-count="0" meta:page-count="5" meta:paragraph-count="44" meta:word-count="215" meta:character-count="1342" meta:non-whitespace-character-count="1197"/>
  </office:meta>
</office:document-meta>
</file>